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5DC00000465191266379A986CAE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draw:fill="solid" draw:fill-color="#c6d9f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solid" svg:stroke-width="0cm" svg:stroke-color="#000000" draw:fill="solid" draw:fill-color="#ff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1.113cm" fo:min-width="4.38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svg:stroke-color="#3465a4" draw:marker-end="Arrow" draw:textarea-vertical-align="middle"/>
    </style:style>
    <style:style style:name="gr10" style:family="graphic" style:parent-style-name="standard">
      <style:graphic-properties svg:stroke-color="#3465a4" draw:marker-end="Arrow" draw:marker-end-width="0.4cm" draw:textarea-vertical-align="middle"/>
    </style:style>
    <style:style style:name="gr11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26cm" svg:stroke-color="#4a7ebb" draw:marker-end="Arrow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6" style:family="graphic" style:parent-style-name="standard">
      <style:graphic-properties svg:stroke-width="0.1cm" svg:stroke-color="#3465a4" draw:marker-start-width="0.5cm" draw:marker-end="Arrow" draw:marker-end-width="0.5cm" draw:textarea-vertical-align="middle" fo:padding-top="0.175cm" fo:padding-bottom="0.175cm" fo:padding-left="0.3cm" fo:padding-right="0.3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3.04cm" style:use-optimal-column-width="false"/>
    </style:style>
    <style:style style:name="co2" style:family="table-column">
      <style:table-column-properties style:column-width="2.396cm" style:use-optimal-column-width="false"/>
    </style:style>
    <style:style style:name="co3" style:family="table-column">
      <style:table-column-properties style:column-width="3.935cm" style:use-optimal-column-width="false"/>
    </style:style>
    <style:style style:name="co4" style:family="table-column">
      <style:table-column-properties style:column-width="1.287cm" style:use-optimal-column-width="false"/>
    </style:style>
    <style:style style:name="co5" style:family="table-column">
      <style:table-column-properties style:column-width="4.067cm" style:use-optimal-column-width="false"/>
    </style:style>
    <style:style style:name="co6" style:family="table-column">
      <style:table-column-properties style:column-width="4.122cm" style:use-optimal-column-width="false"/>
    </style:style>
    <style:style style:name="co7" style:family="table-column">
      <style:table-column-properties style:column-width="4.123cm" style:use-optimal-column-width="false"/>
    </style:style>
    <style:style style:name="co8" style:family="table-column">
      <style:table-column-properties style:column-width="2.942cm" style:use-optimal-column-width="false"/>
    </style:style>
    <style:style style:name="co9" style:family="table-column">
      <style:table-column-properties style:column-width="5.342cm" style:use-optimal-column-width="false"/>
    </style:style>
    <style:style style:name="co10" style:family="table-column">
      <style:table-column-properties style:column-width="2.617cm" style:use-optimal-column-width="false"/>
    </style:style>
    <style:style style:name="co11" style:family="table-column">
      <style:table-column-properties style:column-width="2.468cm" style:use-optimal-column-width="false"/>
    </style:style>
    <style:style style:name="co12" style:family="table-column">
      <style:table-column-properties style:column-width="2.218cm" style:use-optimal-column-width="false"/>
    </style:style>
    <style:style style:name="co13" style:family="table-column">
      <style:table-column-properties style:column-width="2.469cm" style:use-optimal-column-width="false"/>
    </style:style>
    <style:style style:name="ro1" style:family="table-row">
      <style:table-row-properties style:row-height="1.677cm"/>
    </style:style>
    <style:style style:name="ro2" style:family="table-row">
      <style:table-row-properties style:row-height="0.966cm"/>
    </style:style>
    <style:style style:name="ro3" style:family="table-row">
      <style:table-row-properties style:row-height="1.03cm"/>
    </style:style>
    <style:style style:name="ro4" style:family="table-row">
      <style:table-row-properties style:row-height="1.031cm"/>
    </style:style>
    <style:style style:name="ro5" style:family="table-row">
      <style:table-row-properties style:row-height="1.017cm"/>
    </style:style>
    <style:style style:name="ro6" style:family="table-row">
      <style:table-row-properties style:row-height="1.271cm"/>
    </style:style>
    <style:style style:name="ro7" style:family="table-row">
      <style:table-row-properties style:row-height="0.936cm"/>
    </style:style>
    <style:style style:name="ce1" style:family="table-cell">
      <loext:graphic-properties draw:fill="solid" draw:fill-color="#c0504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3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c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92d050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ce9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solid" draw:fill-color="#c6d9f1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style:paragraph-properties fo:text-align="center"/>
    </style:style>
    <style:style style:name="P25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20: Cache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1-19">01/19/20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Motivation</text:span></text:p>
              </text:list-item>
              <text:list-item>
                <text:p text:style-name="P12"><text:span text:style-name="T5">The cache concept</text:span></text:p>
              </text:list-item>
              <text:list-item>
                <text:p text:style-name="P12"><text:span text:style-name="T5">Cache organization</text:span></text:p>
              </text:list-item>
              <text:list-item>
                <text:p text:style-name="P12"><text:span text:style-name="T5">Directly mapped cache</text:span></text:p>
              </text:list-item>
              <text:list-item>
                <text:p text:style-name="P12"><text:span text:style-name="T5">Fully associative cache</text:span></text:p>
              </text:list-item>
              <text:list-item>
                <text:p text:style-name="P12"><text:span text:style-name="T5">K-way associative cache</text:span></text:p>
              </text:list-item>
              <text:list-item>
                <text:p text:style-name="P12"><text:span text:style-name="T5">Replacement policy</text:span></text:p>
              </text:list-item>
              <text:list-item>
                <text:p text:style-name="P12"><text:span text:style-name="T5">Write policie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1-19">01/1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tiv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otivation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ccessing main memory (usually external DRAM) is slow due to latency of memory controller and memory itself </text:span></text:p>
              </text:list-item>
              <text:list-item>
                <text:p text:style-name="P12"><text:span text:style-name="T5">The cache is a smaller SRAM </text:span><text:span text:style-name="T6">on chip </text:span><text:span text:style-name="T5">memory that can be accessed in 1 clock cycle preferably</text:span></text:p>
              </text:list-item>
              <text:list-item>
                <text:p text:style-name="P12"><text:span text:style-name="T5">Typical cache sizes are in the order of 10s of kB</text:span></text:p>
              </text:list-item>
              <text:list-item>
                <text:p text:style-name="P12"><text:span text:style-name="T5">Data word (32 or 64 bits) accessed using a <text:s/>parallel bu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1-19">01/1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Cache concept" draw:style-name="dp1" draw:master-page-name="Title_20__2b__20_Content" presentation:presentation-page-layout-name="AL2T11">
        <office:forms form:automatic-focus="false" form:apply-design-mode="false"/>
        <draw:custom-shape draw:name="Rectangle 8" draw:style-name="gr2" draw:text-style-name="P14" draw:layer="layout" svg:width="9.464cm" svg:height="4.757cm" svg:x="7.729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Cache concep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1-19">01/1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draw:custom-shape draw:name="Rectangle 6" draw:style-name="gr3" draw:text-style-name="P16" draw:layer="layout" svg:width="3.648cm" svg:height="2.754cm" svg:x="8.382cm" svg:y="6.986cm">
          <text:p text:style-name="P15"><text:span text:style-name="T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6" draw:layer="layout" svg:width="3.648cm" svg:height="2.754cm" svg:x="12.061cm" svg:y="6.986cm">
          <text:p text:style-name="P15"><text:span text:style-name="T7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6" draw:layer="layout" svg:width="6.083cm" svg:height="4.089cm" svg:x="18.461cm" svg:y="6.507cm">
          <text:p text:style-name="P15"><text:span text:style-name="T7">Memory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" draw:text-style-name="P18" draw:layer="layout" svg:width="4.305cm" svg:height="1.013cm" svg:x="19.343cm" svg:y="9.464cm">
          <text:p text:style-name="P17"><text:span text:style-name="T8">Large /slo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18" draw:layer="layout" svg:width="3.289cm" svg:height="1.013cm" svg:x="12.049cm" svg:y="9.832cm">
          <text:p text:style-name="P17"><text:span text:style-name="T8">Small/f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18" draw:layer="layout" svg:width="6.531cm" svg:height="1.013cm" svg:x="16.481cm" svg:y="16.638cm">
          <text:p text:style-name="P17"><text:span text:style-name="T8">Very large / very s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18" draw:layer="layout" svg:width="8.701cm" svg:height="4.061cm" svg:x="0.082cm" svg:y="9.665cm">
          <text:p text:style-name="P17"><text:span text:style-name="T9">Probability of</text:span></text:p>
          <text:list text:style-name="L5">
            <text:list-item>
              <text:p text:style-name="P17"><text:span text:style-name="T8">Data in cache (p): HIGH</text:span></text:p>
            </text:list-item>
            <text:list-item>
              <text:p text:style-name="P17"><text:span text:style-name="T8">Data in memory: MEDIUM</text:span></text:p>
            </text:list-item>
            <text:list-item>
              <text:p text:style-name="P17"><text:span text:style-name="T8">Data in disk: LOW</text:span></text:p>
            </text:list-item>
          </text:list>
          <text:p text:style-name="P1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5" draw:text-style-name="P18" draw:layer="layout" svg:width="11.103cm" svg:height="5.839cm" svg:x="5.375cm" svg:y="12.97cm">
          <text:p text:style-name="P17"><text:span text:style-name="T10">Principle of LOCALITY</text:span></text:p>
          <text:list text:style-name="L5">
            <text:list-item>
              <text:p text:style-name="P17"><text:span text:style-name="T8">In space: data in near addresses are more likely to be accessed</text:span></text:p>
            </text:list-item>
            <text:list-item>
              <text:p text:style-name="P17"><text:span text:style-name="T8">In time: data recently accessed is more likely to be accessed again</text:span></text:p>
            </text:list-item>
          </text:list>
          <text:p text:style-name="P17"><text:span text:style-name="T8"/></text:p>
          <text:p text:style-name="P1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" draw:text-style-name="P18" draw:layer="layout" svg:width="10.553cm" svg:height="2.537cm" svg:x="14.846cm" svg:y="3.736cm">
          <text:p text:style-name="P17"><text:span text:style-name="T8">Cache may have multiple levels successively slower but larger: L1, L2, L3… (2 or 3 levels comm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3" draw:style-name="gr6" draw:text-style-name="P19" draw:layer="layout" svg:width="1.266cm" svg:height="0.281cm" svg:x="17.194cm" svg:y="8.544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Flowchart: Magnetic Disk 24" draw:style-name="gr3" draw:text-style-name="P16" draw:layer="layout" svg:width="4.936cm" svg:height="3.563cm" svg:x="16.617cm" svg:y="13.099cm">
          <text:p text:style-name="P15"><text:span text:style-name="T7">Disk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Elbow Connector 26" draw:style-name="gr6" draw:text-style-name="P19" draw:layer="layout" svg:width="2.99cm" svg:height="6.327cm" svg:x="21.554cm" svg:y="8.552cm">
          <text:p/>
          <draw:enhanced-geometry draw:mirror-horizontal="true" draw:mirror-vertical="false" svg:viewBox="0 0 0 0" draw:text-areas="0 0 ?f2 ?f3" draw:type="ooxml-bentConnector3" draw:modifiers="-2123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2" draw:style-name="gr4" draw:text-style-name="P18" draw:layer="layout" svg:width="6.726cm" svg:height="1.775cm" svg:x="0.55cm" svg:y="6.473cm">
          <text:p text:style-name="P17"><text:span text:style-name="T8">Cache hit rate = p</text:span></text:p>
          <text:p text:style-name="P17"><text:span text:style-name="T8">Cache miss rate = 1-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20" draw:layer="layout" svg:width="5.515cm" svg:height="1.013cm" svg:x="0.98cm" svg:y="8.486cm">
          <text:p text:style-name="P17"><text:span text:style-name="T8">Ta = pTc+(1-p)T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organiz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che organizatio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1-19">01/1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4</text:page-number></text:span></text:p>
          </draw:text-box>
        </draw:frame>
        <draw:frame draw:name="Table 6" draw:style-name="standard" draw:layer="layout" svg:width="14.724cm" svg:height="10.37cm" svg:x="0.358cm" svg:y="5.93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17"><text:span text:style-name="T11">Set address</text:span></text:p>
              </table:table-cell>
              <table:table-cell>
                <text:p text:style-name="P17"><text:span text:style-name="T11">Tag(s)</text:span></text:p>
              </table:table-cell>
              <table:table-cell>
                <text:p text:style-name="P17"><text:span text:style-name="T11">Word n-1</text:span></text:p>
              </table:table-cell>
              <table:table-cell>
                <text:p text:style-name="P17"><text:span text:style-name="T11">…</text:span></text:p>
              </table:table-cell>
              <table:table-cell>
                <text:p text:style-name="P17"><text:span text:style-name="T11">Word 0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8">0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>
                <text:p text:style-name="P17"><text:span text:style-name="T8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17"><text:span text:style-name="T8">x</text:span></text:p>
              </table:table-cell>
              <table:table-cell>
                <text:p text:style-name="P17"><text:span text:style-name="T8">X</text:span></text:p>
              </table:table-cell>
              <table:table-cell>
                <text:p text:style-name="P21"><text:span text:style-name="T8">D(X_x_n-1)</text:span></text:p>
              </table:table-cell>
              <table:table-cell>
                <text:p text:style-name="P17"><text:span text:style-name="T8">…</text:span></text:p>
              </table:table-cell>
              <table:table-cell>
                <text:p text:style-name="P21"><text:span text:style-name="T8">D(X_x_0)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8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17"><text:span text:style-name="T8">y</text:span></text:p>
              </table:table-cell>
              <table:table-cell>
                <text:p text:style-name="P17"><text:span text:style-name="T8">Y</text:span></text:p>
              </table:table-cell>
              <table:table-cell>
                <text:p text:style-name="P21"><text:span text:style-name="T8">D(Y_y_n-1)</text:span></text:p>
              </table:table-cell>
              <table:table-cell>
                <text:p text:style-name="P17"><text:span text:style-name="T8">…</text:span></text:p>
              </table:table-cell>
              <table:table-cell>
                <text:p text:style-name="P21"><text:span text:style-name="T8">D(Y_y_0)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8">…</text:span></text:p>
              </table:table-cell>
              <table:table-cell/>
              <table:table-cell/>
              <table:table-cell>
                <text:p text:style-name="P17"><text:span text:style-name="T8">…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17"><text:span text:style-name="T8">z</text:span></text:p>
              </table:table-cell>
              <table:table-cell>
                <text:p text:style-name="P17"><text:span text:style-name="T8">Z</text:span></text:p>
              </table:table-cell>
              <table:table-cell>
                <text:p text:style-name="P21"><text:span text:style-name="T8">D(Z_z_n-1)</text:span></text:p>
              </table:table-cell>
              <table:table-cell>
                <text:p text:style-name="P17"><text:span text:style-name="T8">…</text:span></text:p>
              </table:table-cell>
              <table:table-cell>
                <text:p text:style-name="P21"><text:span text:style-name="T8">D(Z_z_0)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8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17"><text:span text:style-name="T8">#sets - 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Table 7" draw:style-name="standard" draw:layer="layout" svg:width="8.244cm" svg:height="14.42cm" svg:x="15.508cm" svg:y="3.465cm">
          <table:table>
            <table:table-column table:style-name="co6"/>
            <table:table-column table:style-name="co7"/>
            <table:table-row table:style-name="ro3">
              <table:table-cell table:style-name="ce5">
                <text:p text:style-name="P17"><text:span text:style-name="T11">M-address</text:span></text:p>
              </table:table-cell>
              <table:table-cell table:style-name="ce2">
                <text:p text:style-name="P17"><text:span text:style-name="T11">M-content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8">…</text:span></text:p>
              </table:table-cell>
              <table:table-cell>
                <text:p text:style-name="P17"><text:span text:style-name="T8">…</text:span></text:p>
              </table:table-cell>
            </table:table-row>
            <table:table-row table:style-name="ro3" table:default-cell-style-name="ce6">
              <table:table-cell>
                <text:p text:style-name="P17"><text:span text:style-name="T8">X_x_0</text:span></text:p>
              </table:table-cell>
              <table:table-cell>
                <text:p text:style-name="P17"><text:span text:style-name="T8">D(X_x_0)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8">…</text:span></text:p>
              </table:table-cell>
              <table:table-cell>
                <text:p text:style-name="P21"><text:span text:style-name="T8">…</text:span></text:p>
              </table:table-cell>
            </table:table-row>
            <table:table-row table:style-name="ro3" table:default-cell-style-name="ce6">
              <table:table-cell>
                <text:p text:style-name="P17"><text:span text:style-name="T8">X_x_n-1</text:span></text:p>
              </table:table-cell>
              <table:table-cell>
                <text:p text:style-name="P21"><text:span text:style-name="T8">D(X_x_n-1)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8">…</text:span></text:p>
              </table:table-cell>
              <table:table-cell>
                <text:p text:style-name="P17"><text:span text:style-name="T8">…</text:span></text:p>
              </table:table-cell>
            </table:table-row>
            <table:table-row table:style-name="ro3" table:default-cell-style-name="ce7">
              <table:table-cell>
                <text:p text:style-name="P17"><text:span text:style-name="T8">Y_y_0</text:span></text:p>
              </table:table-cell>
              <table:table-cell>
                <text:p text:style-name="P17"><text:span text:style-name="T8">D(Y_y_0)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8">…</text:span></text:p>
              </table:table-cell>
              <table:table-cell>
                <text:p text:style-name="P21"><text:span text:style-name="T8">…</text:span></text:p>
              </table:table-cell>
            </table:table-row>
            <table:table-row table:style-name="ro3" table:default-cell-style-name="ce7">
              <table:table-cell>
                <text:p text:style-name="P17"><text:span text:style-name="T8">Y_y_n-1</text:span></text:p>
              </table:table-cell>
              <table:table-cell>
                <text:p text:style-name="P21"><text:span text:style-name="T8">D(Y_y_n-1)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8">…</text:span></text:p>
              </table:table-cell>
              <table:table-cell>
                <text:p text:style-name="P17"><text:span text:style-name="T8">…</text:span></text:p>
              </table:table-cell>
            </table:table-row>
            <table:table-row table:style-name="ro3" table:default-cell-style-name="ce8">
              <table:table-cell>
                <text:p text:style-name="P17"><text:span text:style-name="T8">Z_z_0</text:span></text:p>
              </table:table-cell>
              <table:table-cell>
                <text:p text:style-name="P17"><text:span text:style-name="T8">D(Z_z_0)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8">…</text:span></text:p>
              </table:table-cell>
              <table:table-cell>
                <text:p text:style-name="P21"><text:span text:style-name="T8">…</text:span></text:p>
              </table:table-cell>
            </table:table-row>
            <table:table-row table:style-name="ro3" table:default-cell-style-name="ce8">
              <table:table-cell>
                <text:p text:style-name="P17"><text:span text:style-name="T8">Z_z_n-1</text:span></text:p>
              </table:table-cell>
              <table:table-cell>
                <text:p text:style-name="P21"><text:span text:style-name="T8">D(Z_z_n-1)</text:span></text:p>
              </table:table-cell>
            </table:table-row>
            <table:table-row table:style-name="ro4" table:default-cell-style-name="ce3">
              <table:table-cell>
                <text:p text:style-name="P17"><text:span text:style-name="T8">…</text:span></text:p>
              </table:table-cell>
              <table:table-cell>
                <text:p text:style-name="P17"><text:span text:style-name="T8">…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9" draw:style-name="gr5" draw:text-style-name="P18" draw:layer="layout" svg:width="13.457cm" svg:height="1.013cm" svg:x="2.58cm" svg:y="16.922cm">
          <text:p text:style-name="P17"><text:span text:style-name="T8">Cache line size: n (typically 8 /16 / 32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16" draw:layer="layout" svg:width="3.147cm" svg:height="0.822cm" svg:x="12.629cm" svg:y="1.267cm">
          <text:p text:style-name="P15"><text:span text:style-name="T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" draw:text-style-name="P16" draw:layer="layout" svg:width="3.992cm" svg:height="0.822cm" svg:x="15.782cm" svg:y="1.267cm">
          <text:p text:style-name="P15"><text:span text:style-name="T7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" draw:text-style-name="P16" draw:layer="layout" svg:width="3.553cm" svg:height="0.822cm" svg:x="19.769cm" svg:y="1.258cm">
          <text:p text:style-name="P15"><text:span text:style-name="T7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" draw:text-style-name="P18" draw:layer="layout" svg:width="9.418cm" svg:height="1.013cm" svg:x="13.266cm" svg:y="0.27cm">
          <text:p text:style-name="P17"><text:span text:style-name="T8">Main memory address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18" draw:layer="layout" svg:width="11.145cm" svg:height="1.266cm" draw:transform="rotate (1.5707963267949) translate (23.625cm 16.25cm)">
          <text:p text:style-name="P17"><text:span text:style-name="T12">Sets: red, yellow, green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rectly Mapped Cache&#10;(each set only has 1 line in cache)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13">Directly Mapped Cache</text:span><text:span text:style-name="T13"><text:line-break/></text:span><text:span text:style-name="T4">(each set only has 1 line in cache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1-19">01/1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11" draw:style-name="gr3" draw:text-style-name="P16" xml:id="id3" draw:id="id3" draw:layer="layout" svg:width="3.147cm" svg:height="0.822cm" svg:x="1.208cm" svg:y="7.672cm">
          <text:p text:style-name="P15"><text:span text:style-name="T7">Ta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16" draw:layer="layout" svg:width="3.72cm" svg:height="0.822cm" svg:x="4.356cm" svg:y="7.672cm">
          <text:p text:style-name="P15"><text:span text:style-name="T7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6" xml:id="id5" draw:id="id5" draw:layer="layout" svg:width="3.553cm" svg:height="0.822cm" svg:x="8.077cm" svg:y="7.663cm">
          <text:p text:style-name="P15"><text:span text:style-name="T7">Offs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8" draw:style-name="gr8" draw:text-style-name="P22" xml:id="id6" draw:id="id6" draw:layer="layout" svg:width="5.362cm" svg:height="1.425cm" draw:transform="rotate (-3.14159265358979) translate (24.13cm 13.97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Oval 45" draw:style-name="gr3" draw:text-style-name="P16" xml:id="id2" draw:id="id2" draw:layer="layout" svg:width="2.515cm" svg:height="2.219cm" svg:x="6.755cm" svg:y="13.221cm">
          <text:p text:style-name="P15"><text:span text:style-name="T7">==?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2" draw:style-name="gr4" draw:text-style-name="P18" xml:id="id4" draw:id="id4" draw:layer="layout" svg:width="3.602cm" svg:height="1.013cm" svg:x="6.222cm" svg:y="17.005cm">
          <text:p text:style-name="P17"><text:span text:style-name="T8">HIT /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" draw:text-style-name="P18" xml:id="id7" draw:id="id7" draw:layer="layout" svg:width="3.39cm" svg:height="1.013cm" svg:x="19.609cm" svg:y="16.921cm">
          <text:p text:style-name="P17"><text:span text:style-name="T8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" draw:text-style-name="P18" draw:layer="layout" svg:width="5.223cm" svg:height="1.013cm" svg:x="2.775cm" svg:y="8.409cm">
          <text:p text:style-name="P17"><text:span text:style-name="T8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4" draw:text-style-name="P18" draw:layer="layout" svg:width="4.554cm" svg:height="1.013cm" svg:x="25.786cm" svg:y="7.153cm">
          <text:p text:style-name="P17"><text:span text:style-name="T8">Addressed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6" draw:style-name="standard" xml:id="id1" draw:id="id1" draw:layer="layout" svg:width="8.283cm" svg:height="5.765cm" svg:x="15.766cm" svg:y="6.679cm">
          <table:table>
            <table:table-column table:style-name="co8"/>
            <table:table-column table:style-name="co9"/>
            <table:table-row table:style-name="ro5" table:default-cell-style-name="ce2">
              <table:table-cell>
                <text:p text:style-name="P17"><text:span text:style-name="T11">Tag</text:span></text:p>
              </table:table-cell>
              <table:table-cell>
                <text:p text:style-name="P17"><text:span text:style-name="T11">Line</text:span></text:p>
              </table:table-cell>
            </table:table-row>
            <table:table-row table:style-name="ro6" table:default-cell-style-name="ce3">
              <table:table-cell/>
              <table:table-cell/>
            </table:table-row>
            <table:table-row table:style-name="ro6" table:default-cell-style-name="ce4">
              <table:table-cell/>
              <table:table-cell/>
            </table:table-row>
            <table:table-row table:style-name="ro6" table:default-cell-style-name="ce3">
              <table:table-cell/>
              <table:table-cell/>
            </table:table-row>
            <table:table-row table:style-name="ro7">
              <table:table-cell table:style-name="ce4"/>
              <table:table-cell table:style-name="ce9">
                <text:p><text:span text:style-name="T14">W0, W1, …, Wn-1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Box 52" draw:style-name="gr4" draw:text-style-name="P23" draw:layer="layout" svg:width="1.981cm" svg:height="1.013cm" svg:x="13.716cm" svg:y="7.874cm">
          <text:p text:style-name="P17"><text:span text:style-name="T8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4" draw:text-style-name="P23" draw:layer="layout" svg:width="1.981cm" svg:height="1.013cm" svg:x="13.716cm" svg:y="11.474cm">
          <text:p text:style-name="P17"><text:span text:style-name="T8">Set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24" draw:layer="layout" svg:x1="15.766cm" svg:y1="9.561cm" svg:x2="8.012cm" svg:y2="13.221cm" draw:start-shape="id1" draw:end-shape="id2" draw:end-glue-point="0" svg:d="M15766 9561h-7754v3660" svg:viewBox="0 0 7755 3661">
          <text:p/>
        </draw:connector>
        <draw:connector draw:style-name="gr9" draw:text-style-name="P24" draw:layer="layout" svg:x1="2.781cm" svg:y1="8.494cm" svg:x2="6.755cm" svg:y2="14.33cm" draw:start-shape="id3" draw:start-glue-point="2" draw:end-shape="id2" draw:end-glue-point="3" svg:d="M2781 8494v5836h3974" svg:viewBox="0 0 3975 5837">
          <text:p/>
        </draw:connector>
        <draw:connector draw:style-name="gr10" draw:text-style-name="P24" draw:layer="layout" svg:x1="8.012cm" svg:y1="15.44cm" svg:x2="8.023cm" svg:y2="17.005cm" draw:start-shape="id2" draw:start-glue-point="2" draw:end-shape="id4" draw:end-glue-point="0" svg:d="M8012 15440v821h11v744" svg:viewBox="0 0 12 1566">
          <text:p/>
        </draw:connector>
        <draw:connector draw:style-name="gr9" draw:text-style-name="P24" draw:layer="layout" svg:x1="9.853cm" svg:y1="8.485cm" svg:x2="18.768cm" svg:y2="13.258cm" draw:start-shape="id5" draw:start-glue-point="2" draw:end-shape="id6" draw:end-glue-point="1" svg:d="M9853 8485v4773h8915" svg:viewBox="0 0 8916 4774">
          <text:p/>
        </draw:connector>
        <draw:connector draw:style-name="gr10" draw:text-style-name="P24" draw:layer="layout" svg:x1="21.332cm" svg:y1="14.287cm" svg:x2="21.304cm" svg:y2="16.921cm" draw:end-shape="id7" draw:end-glue-point="0" svg:d="M21332 14287v1067h-28v1567" svg:viewBox="0 0 29 2635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y Associative Cache&#10;(single set, multiple lines)" draw:style-name="dp1" draw:master-page-name="Title_20__2b__20_Content" presentation:presentation-page-layout-name="AL2T11">
        <office:forms form:automatic-focus="false" form:apply-design-mode="false"/>
        <draw:connector draw:style-name="gr9" draw:text-style-name="P24" draw:layer="layout" svg:x1="2.781cm" svg:y1="9.494cm" svg:x2="18.227cm" svg:y2="12.029cm" draw:start-shape="id8" draw:start-glue-point="2" draw:end-shape="id9" draw:end-glue-point="3" svg:d="M2781 9494v2535h15446" svg:viewBox="0 0 15447 2536">
          <text:p/>
        </draw:connector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13">Fully Associative Cache</text:span><text:span text:style-name="T13"><text:line-break/></text:span><text:span text:style-name="T4">(single set, multiple lines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1-19">01/1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11" draw:style-name="gr3" draw:text-style-name="P16" xml:id="id8" draw:id="id8" draw:layer="layout" svg:width="3.147cm" svg:height="0.822cm" svg:x="1.208cm" svg:y="8.672cm">
          <text:p text:style-name="P15"><text:span text:style-name="T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6" draw:layer="layout" svg:width="3.553cm" svg:height="0.822cm" svg:x="4.392cm" svg:y="8.663cm">
          <text:p text:style-name="P15"><text:span text:style-name="T7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" draw:text-style-name="P16" xml:id="id13" draw:id="id13" draw:layer="layout" svg:width="2.068cm" svg:height="1.466cm" svg:x="11.097cm" svg:y="8.21cm">
          <text:p text:style-name="P15"><text:span text:style-name="T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" draw:text-style-name="P16" draw:layer="layout" svg:width="2.887cm" svg:height="1.466cm" svg:x="13.167cm" svg:y="8.21cm">
          <text:p text:style-name="P15"><text:span text:style-name="T7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" draw:text-style-name="P16" draw:layer="layout" svg:width="2.068cm" svg:height="1.466cm" svg:x="28.598cm" svg:y="12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8" draw:style-name="gr12" draw:text-style-name="P22" xml:id="id11" draw:id="id11" draw:layer="layout" svg:width="5.447cm" svg:height="1.026cm" draw:transform="rotate (-3.14159265358979) translate (18.842cm 16.286cm)">
          <draw:glue-point draw:id="4" svg:x="-2.926cm" svg:y="-5cm"/>
          <draw:glue-point draw:id="5" svg:x="3.135cm" svg:y="-5cm"/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Oval 45" draw:style-name="gr13" draw:text-style-name="P25" xml:id="id10" draw:id="id10" draw:layer="layout" svg:width="2.146cm" svg:height="2.219cm" svg:x="11.072cm" svg:y="10.92cm">
          <text:p text:style-name="P15"><text:span text:style-name="T7">==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2" draw:style-name="gr4" draw:text-style-name="P18" draw:layer="layout" svg:width="3.602cm" svg:height="1.013cm" svg:x="1.224cm" svg:y="14.989cm">
          <text:p text:style-name="P17"><text:span text:style-name="T8">HIT /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" draw:text-style-name="P18" draw:layer="layout" svg:width="5.223cm" svg:height="1.013cm" svg:x="0.375cm" svg:y="7.109cm">
          <text:p text:style-name="P17"><text:span text:style-name="T8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" draw:text-style-name="P16" xml:id="id14" draw:id="id14" draw:layer="layout" svg:width="2.068cm" svg:height="1.466cm" svg:x="18.257cm" svg:y="8.204cm">
          <text:p text:style-name="P15"><text:span text:style-name="T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" draw:text-style-name="P16" xml:id="id12" draw:id="id12" draw:layer="layout" svg:width="2.887cm" svg:height="1.466cm" svg:x="20.327cm" svg:y="8.204cm">
          <text:p text:style-name="P15"><text:span text:style-name="T7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18" draw:layer="layout" svg:width="1.138cm" svg:height="1.013cm" svg:x="16.754cm" svg:y="8.424cm">
          <text:p text:style-name="P17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2" draw:style-name="gr3" draw:text-style-name="P16" xml:id="id9" draw:id="id9" draw:layer="layout" svg:width="2.146cm" svg:height="2.219cm" svg:x="18.227cm" svg:y="10.92cm">
          <text:p text:style-name="P15"><text:span text:style-name="T7">==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rapezoid 53" draw:style-name="gr12" draw:text-style-name="P22" draw:layer="layout" svg:width="3.268cm" svg:height="1.026cm" draw:transform="rotate (-3.14159265358979) translate (23.143cm 16.791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TextBox 71" draw:style-name="gr4" draw:text-style-name="P18" draw:layer="layout" svg:width="2.861cm" svg:height="1.013cm" svg:x="3.302cm" svg:y="12.957cm">
          <text:p text:style-name="P17"><text:span text:style-name="T8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4" draw:text-style-name="P18" draw:layer="layout" svg:width="3.39cm" svg:height="1.013cm" svg:x="21.792cm" svg:y="17.151cm">
          <text:p text:style-name="P17"><text:span text:style-name="T8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24" draw:layer="layout" svg:x1="2.781cm" svg:y1="9.494cm" svg:x2="11.072cm" svg:y2="12.029cm" draw:start-shape="id8" draw:start-glue-point="2" draw:end-shape="id10" draw:end-glue-point="3" svg:d="M2781 9494v2535h8291" svg:viewBox="0 0 8292 2536">
          <text:p/>
        </draw:connector>
        <draw:connector draw:style-name="gr14" draw:text-style-name="P26" draw:layer="layout" svg:x1="14.552cm" svg:y1="10.054cm" svg:x2="14.525cm" svg:y2="15.26cm" draw:end-shape="id11" draw:end-glue-point="4" svg:d="M14552 10054v2346h-27v2860" svg:viewBox="0 0 28 5207">
          <text:p/>
        </draw:connector>
        <draw:connector draw:style-name="gr15" draw:text-style-name="P26" draw:layer="layout" draw:line-skew="0.965cm" svg:x1="21.77cm" svg:y1="9.67cm" svg:x2="17.825cm" svg:y2="15.26cm" draw:start-shape="id12" draw:start-glue-point="2" draw:end-shape="id11" draw:end-glue-point="5" svg:d="M21770 9670v3792h-3945v1798" svg:viewBox="0 0 3946 5591">
          <text:p/>
        </draw:connector>
        <draw:connector draw:style-name="gr14" draw:text-style-name="P26" draw:layer="layout" svg:x1="12.131cm" svg:y1="9.676cm" svg:x2="12.145cm" svg:y2="10.92cm" draw:start-shape="id13" draw:start-glue-point="2" draw:end-shape="id10" svg:d="M12131 9676v654h14v590" svg:viewBox="0 0 15 1245">
          <text:p/>
        </draw:connector>
        <draw:connector draw:style-name="gr14" draw:text-style-name="P26" draw:layer="layout" svg:x1="19.291cm" svg:y1="9.67cm" svg:x2="19.3cm" svg:y2="10.92cm" draw:start-shape="id14" draw:start-glue-point="2" draw:end-shape="id9" draw:end-glue-point="0" svg:d="M19291 9670v657h9v593" svg:viewBox="0 0 10 1251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-Way Set Associative Cache&#10;(each set has k lines in cache)" draw:style-name="dp1" draw:master-page-name="Title_20__2b__20_Content" presentation:presentation-page-layout-name="AL2T11">
        <office:forms form:automatic-focus="false" form:apply-design-mode="false"/>
        <draw:custom-shape draw:name="Rectangle 7" draw:style-name="gr11" draw:text-style-name="P16" draw:layer="layout" svg:width="1.284cm" svg:height="0.918cm" svg:x="14.736cm" svg:y="10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16" draw:layer="layout" svg:width="1.268cm" svg:height="0.927cm" svg:x="17.056cm" svg:y="10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1" draw:text-style-name="P16" draw:layer="layout" svg:width="0.791cm" svg:height="0.818cm" svg:x="21.072cm" svg:y="10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1" draw:text-style-name="P16" draw:layer="layout" svg:width="0.865cm" svg:height="0.861cm" svg:x="23.45cm" svg:y="10.0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1" draw:text-style-name="P16" draw:layer="layout" svg:width="0.879cm" svg:height="0.811cm" svg:x="19.596cm" svg:y="13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" draw:text-style-name="P16" draw:layer="layout" svg:width="0.754cm" svg:height="0.852cm" svg:x="22.792cm" svg:y="13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" draw:text-style-name="P14" xml:id="id19" draw:id="id19" draw:layer="layout" svg:width="12.304cm" svg:height="10.725cm" svg:x="12.702cm" svg:y="6.703cm">
          <draw:glue-point draw:id="4" svg:x="-1.079cm" svg:y="-1.19cm"/>
          <draw:glue-point draw:id="5" svg:x="3.507cm" svg:y="-1.19cm"/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6" draw:style-name="standard" xml:id="id24" draw:id="id24" draw:layer="layout" svg:width="11.058cm" svg:height="3.863cm" svg:x="13.517cm" svg:y="6.925cm">
          <table:table>
            <table:table-column table:style-name="co10"/>
            <table:table-column table:style-name="co11"/>
            <table:table-column table:style-name="co4"/>
            <table:table-column table:style-name="co12"/>
            <table:table-column table:style-name="co13"/>
            <table:table-row table:style-name="ro2" table:default-cell-style-name="ce2">
              <table:table-cell>
                <text:p text:style-name="P17"><text:span text:style-name="T11">Tag k</text:span></text:p>
              </table:table-cell>
              <table:table-cell>
                <text:p text:style-name="P17"><text:span text:style-name="T11">Line k</text:span></text:p>
              </table:table-cell>
              <table:table-cell>
                <text:p text:style-name="P17"><text:span text:style-name="T11">…</text:span></text:p>
              </table:table-cell>
              <table:table-cell>
                <text:p text:style-name="P17"><text:span text:style-name="T11">Tag 1</text:span></text:p>
              </table:table-cell>
              <table:table-cell>
                <text:p text:style-name="P17"><text:span text:style-name="T11">Line 1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8">0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>
                <text:p text:style-name="P17"><text:span text:style-name="T8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17"><text:span text:style-name="T8">#sets-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name="Title 1" presentation:style-name="pr9" draw:text-style-name="P11" draw:layer="layout" svg:width="23.332cm" svg:height="2.411cm" svg:x="0.787cm" svg:y="4.026cm" presentation:class="title" presentation:user-transformed="true">
          <draw:text-box>
            <text:p text:style-name="P10"><text:span text:style-name="T13">K-Way Set Associative Cache</text:span><text:span text:style-name="T13"><text:line-break/></text:span><text:span text:style-name="T4">(each set has k lines in cache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1-19">01/1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11" draw:style-name="gr3" draw:text-style-name="P16" xml:id="id15" draw:id="id15" draw:layer="layout" svg:width="3.147cm" svg:height="0.822cm" svg:x="1.208cm" svg:y="8.672cm">
          <text:p text:style-name="P15"><text:span text:style-name="T7">Ta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16" xml:id="id23" draw:id="id23" draw:layer="layout" svg:width="3.72cm" svg:height="0.822cm" svg:x="4.356cm" svg:y="8.701cm">
          <text:p text:style-name="P15"><text:span text:style-name="T7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6" xml:id="id21" draw:id="id21" draw:layer="layout" svg:width="3.553cm" svg:height="0.822cm" svg:x="8.077cm" svg:y="8.663cm">
          <text:p text:style-name="P15"><text:span text:style-name="T7">Offs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8" draw:style-name="gr12" draw:text-style-name="P22" xml:id="id20" draw:id="id20" draw:layer="layout" svg:width="5.562cm" svg:height="0.949cm" draw:transform="rotate (-3.14159265358979) translate (24.46cm 14.21cm)">
          <draw:glue-point draw:id="4" svg:x="-2.443cm" svg:y="-4.994cm"/>
          <draw:glue-point draw:id="5" svg:x="2.58cm" svg:y="-4.646cm"/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Oval 45" draw:style-name="gr3" draw:text-style-name="P16" xml:id="id16" draw:id="id16" draw:layer="layout" svg:width="2.014cm" svg:height="1.967cm" svg:x="13.1cm" svg:y="12.374cm">
          <text:p text:style-name="P15"><text:span text:style-name="T7">==?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47" draw:style-name="gr6" draw:text-style-name="P19" draw:layer="layout" svg:width="1.438cm" svg:height="1.271cm" draw:transform="rotate (-1.5707963267949) translate (15.379cm 10.93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52" draw:style-name="gr4" draw:text-style-name="P18" xml:id="id25" draw:id="id25" draw:layer="layout" svg:width="3.602cm" svg:height="1.013cm" svg:x="6.194cm" svg:y="16.698cm">
          <text:p text:style-name="P17"><text:span text:style-name="T8">HIT /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" draw:text-style-name="P18" draw:layer="layout" svg:width="3.39cm" svg:height="1.013cm" svg:x="19.25cm" svg:y="18.066cm">
          <text:p text:style-name="P17"><text:span text:style-name="T8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" draw:text-style-name="P18" draw:layer="layout" svg:width="5.223cm" svg:height="1.013cm" svg:x="0.51cm" svg:y="7.688cm">
          <text:p text:style-name="P17"><text:span text:style-name="T8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05" draw:style-name="gr6" draw:text-style-name="P19" draw:layer="layout" svg:width="1.437cm" svg:height="4.735cm" draw:transform="rotate (-1.5707963267949) translate (21.468cm 10.93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46" draw:style-name="gr11" draw:text-style-name="P16" xml:id="id17" draw:id="id17" draw:layer="layout" svg:width="0.934cm" svg:height="0.924cm" svg:x="16.307cm" svg:y="15.8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3" draw:style-name="gr3" draw:text-style-name="P16" xml:id="id18" draw:id="id18" draw:layer="layout" svg:width="2.014cm" svg:height="1.967cm" svg:x="15.725cm" svg:y="12.373cm">
          <text:p text:style-name="P15"><text:span text:style-name="T7">==?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38" draw:style-name="gr6" draw:text-style-name="P19" draw:layer="layout" svg:width="0.609cm" svg:height="0.001cm" svg:x="15.114cm" svg:y="13.34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rapezoid 63" draw:style-name="gr12" draw:text-style-name="P22" xml:id="id22" draw:id="id22" draw:layer="layout" svg:width="3.1cm" svg:height="0.949cm" draw:transform="rotate (-3.14159265358979) translate (23.229cm 15.921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Elbow Connector 70" draw:style-name="gr6" draw:text-style-name="P19" draw:layer="layout" svg:width="2.144cm" svg:height="0.732cm" draw:transform="rotate (-1.5707963267949) translate (21.679cm 15.92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86" draw:style-name="gr6" draw:text-style-name="P19" draw:layer="layout" svg:width="0.76cm" svg:height="0.001cm" draw:transform="rotate (-1.5707963267949) translate (21.679cm 14.2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onnector draw:style-name="gr16" draw:text-style-name="P24" draw:layer="layout" svg:x1="2.781cm" svg:y1="9.494cm" svg:x2="13.1cm" svg:y2="13.357cm" draw:start-shape="id15" draw:start-glue-point="2" draw:end-shape="id16" draw:end-glue-point="3" svg:d="M2781 9494v3863h10319" svg:viewBox="0 0 10320 3864">
          <text:p/>
        </draw:connector>
        <draw:connector draw:style-name="gr16" draw:text-style-name="P24" draw:layer="layout" svg:x1="14.107cm" svg:y1="14.341cm" svg:x2="16.307cm" svg:y2="16.351cm" draw:start-shape="id16" draw:start-glue-point="2" draw:end-shape="id17" draw:end-glue-point="3" svg:d="M14107 14341v2010h2200" svg:viewBox="0 0 2201 2011">
          <text:p/>
        </draw:connector>
        <draw:connector draw:style-name="gr16" draw:text-style-name="P24" draw:layer="layout" svg:x1="16.732cm" svg:y1="14.34cm" svg:x2="16.774cm" svg:y2="15.889cm" draw:start-shape="id18" draw:start-glue-point="2" draw:end-shape="id17" draw:end-glue-point="0" svg:d="M16732 14340v807h42v742" svg:viewBox="0 0 43 1550">
          <text:p/>
        </draw:connector>
        <draw:connector draw:style-name="gr16" draw:text-style-name="P24" draw:layer="layout" draw:line-skew="-2.406cm 5.749cm" svg:x1="23.169cm" svg:y1="10.789cm" svg:x2="23.113cm" svg:y2="13.295cm" draw:start-shape="id19" draw:start-glue-point="5" draw:end-shape="id20" draw:end-glue-point="5" svg:d="M23169 10789h-56v1149 1357" svg:viewBox="0 0 57 2507">
          <text:p/>
        </draw:connector>
        <draw:connector draw:style-name="gr16" draw:text-style-name="P24" draw:layer="layout" draw:line-skew="6.003cm" svg:x1="17.527cm" svg:y1="10.789cm" svg:x2="20.321cm" svg:y2="13.262cm" draw:start-shape="id19" draw:start-glue-point="4" draw:end-shape="id20" draw:end-glue-point="4" svg:d="M17527 10789v1403h2794v1070" svg:viewBox="0 0 2795 2474">
          <text:p/>
        </draw:connector>
        <draw:connector draw:style-name="gr16" draw:text-style-name="P24" draw:layer="layout" draw:line-skew="-0.035cm" svg:x1="17.241cm" svg:y1="16.351cm" svg:x2="18.898cm" svg:y2="13.736cm" draw:start-shape="id17" draw:start-glue-point="1" draw:end-shape="id20" draw:end-glue-point="1" svg:d="M17241 16351h793v-2615h864" svg:viewBox="0 0 1658 2616">
          <text:p/>
        </draw:connector>
        <draw:connector draw:style-name="gr16" draw:text-style-name="P24" draw:layer="layout" svg:x1="9.853cm" svg:y1="9.485cm" svg:x2="20.129cm" svg:y2="15.447cm" draw:start-shape="id21" draw:start-glue-point="2" draw:end-shape="id22" draw:end-glue-point="1" svg:d="M9853 9485v5962h10276" svg:viewBox="0 0 10277 5963">
          <text:p/>
        </draw:connector>
        <draw:connector draw:style-name="gr16" draw:text-style-name="P24" draw:layer="layout" draw:line-skew="-0.568cm 1.42cm" svg:x1="6.216cm" svg:y1="8.701cm" svg:x2="13.517cm" svg:y2="8.856cm" draw:start-shape="id23" draw:start-glue-point="0" draw:end-shape="id24" draw:end-glue-point="3" svg:d="M6216 8701v-1081h5976v1236h1325" svg:viewBox="0 0 7302 1237">
          <text:p/>
        </draw:connector>
        <draw:connector draw:style-name="gr16" draw:text-style-name="P24" draw:layer="layout" draw:line-skew="-0.186cm" svg:x1="16.774cm" svg:y1="16.813cm" svg:x2="9.796cm" svg:y2="17.204cm" draw:start-shape="id17" draw:start-glue-point="2" draw:end-shape="id25" draw:end-glue-point="1" svg:d="M16774 16813v391h-3729-3249" svg:viewBox="0 0 6979 392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mber of bit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Number of bits</text:span></text:p>
          </draw:text-box>
        </draw:frame>
        <draw:frame draw:name="Content Placeholder 2" presentation:style-name="pr10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6" text:id="id26" text:style-name="P12"><text:span text:style-name="T5">Number of Offset bits?</text:span></text:p>
              </text:list-item>
              <text:list-item>
                <text:p xml:id="id27" text:id="id27" text:style-name="P12"><text:span text:style-name="T5">A: log2(#words per line)</text:span></text:p>
              </text:list-item>
              <text:list-item>
                <text:p xml:id="id28" text:id="id28" text:style-name="P12"><text:span text:style-name="T5">Number of Set index bits</text:span></text:p>
              </text:list-item>
              <text:list-item>
                <text:p xml:id="id29" text:id="id29" text:style-name="P12"><text:span text:style-name="T5">A: log2(#sets)</text:span></text:p>
              </text:list-item>
              <text:list-item>
                <text:p xml:id="id30" text:id="id30" text:style-name="P12"><text:span text:style-name="T5">Number of Tag bits?</text:span></text:p>
              </text:list-item>
              <text:list-item>
                <text:p xml:id="id31" text:id="id31" text:style-name="P12"><text:span text:style-name="T5">A: address size – offset size - set size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1-19">01/1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replacement policy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che replacement policy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2" text:id="id32" text:style-name="P12"><text:span text:style-name="T5">Upon a cache miss, line must be replaced</text:span></text:p>
              </text:list-item>
              <text:list-item>
                <text:p xml:id="id33" text:id="id33" text:style-name="P12"><text:span text:style-name="T5">Directly mapped cache (aka 1-way cache)</text:span></text:p>
              </text:list-item>
            </text:list>
            <text:list text:style-name="L6">
              <text:list-item>
                <text:list>
                  <text:list-item>
                    <text:p xml:id="id34" text:id="id34" text:style-name="P27"><text:span text:style-name="T15">Only one line to choose – no choice</text:span></text:p>
                  </text:list-item>
                </text:list>
              </text:list-item>
              <text:list-item>
                <text:p xml:id="id35" text:id="id35" text:style-name="P12"><text:span text:style-name="T5">K-way cache replacement policy</text:span></text:p>
                <text:list>
                  <text:list-item>
                    <text:p xml:id="id36" text:id="id36" text:style-name="P27"><text:span text:style-name="T15">Random replace (RR): needs random counter – easy </text:span></text:p>
                  </text:list-item>
                  <text:list-item>
                    <text:p xml:id="id37" text:id="id37" text:style-name="P27"><text:span text:style-name="T15">Least recently used (LRU): needs usage record – difficult</text:span></text:p>
                  </text:list-item>
                  <text:list-item>
                    <text:p xml:id="id38" text:id="id38" text:style-name="P27"><text:span text:style-name="T15">Pseudo LRU: needs 1 bit for the last used, replace adjacent – easy </text:span></text:p>
                  </text:list-item>
                  <text:list-item>
                    <text:p xml:id="id39" text:id="id39" text:style-name="P27"><text:span text:style-name="T15">Most recently used (MRU): needs 1 bit for the last used – easy </text:span></text:p>
                  </text:list-item>
                  <text:list-item>
                    <text:p xml:id="id40" text:id="id40" text:style-name="P27"><text:span text:style-name="T15">Least Frequently Used: needs frequency counter – difficult </text:span></text:p>
                  </text:list-item>
                  <text:list-item>
                    <text:p xml:id="id41" text:id="id41" text:style-name="P27"><text:span text:style-name="T15">…</text:span><text:span text:style-name="T15">. 17 policies listed in Wikipedia…</text:span></text:p>
                  </text:list-item>
                </text:list>
              </text:list-item>
            </text:list>
            <text:p text:style-name="P28"><text:span text:style-name="T15"/></text:p>
            <text:p text:style-name="P28"><text:span text:style-name="T1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1-19">01/1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write policy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che write policy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2" text:id="id42" text:style-name="P12"><text:span text:style-name="T5">Write-through</text:span></text:p>
              </text:list-item>
            </text:list>
            <text:list text:style-name="L6">
              <text:list-item>
                <text:list>
                  <text:list-item>
                    <text:p xml:id="id43" text:id="id43" text:style-name="P27"><text:span text:style-name="T15">data word (not block) is written to cache and main memory</text:span></text:p>
                  </text:list-item>
                </text:list>
              </text:list-item>
              <text:list-item>
                <text:p xml:id="id44" text:id="id44" text:style-name="P12"><text:span text:style-name="T5">Write-back</text:span></text:p>
                <text:list>
                  <text:list-item>
                    <text:p xml:id="id45" text:id="id45" text:style-name="P27"><text:span text:style-name="T15">Data is written to cache only</text:span></text:p>
                  </text:list-item>
                  <text:list-item>
                    <text:p xml:id="id46" text:id="id46" text:style-name="P27"><text:span text:style-name="T15">Data is written to memory only when line is replaced</text:span></text:p>
                  </text:list-item>
                  <text:list-item>
                    <text:p xml:id="id47" text:id="id47" text:style-name="P27"><text:span text:style-name="T15">Performance improvement with Dirty bi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48" text:id="id48" text:style-name="P29"><text:span text:style-name="T12">Dirty bit is set when line is modified</text:span></text:p>
                      </text:list-item>
                      <text:list-item>
                        <text:p xml:id="id49" text:id="id49" text:style-name="P29"><text:span text:style-name="T12">Upon replacement, data is saved in memory only if Dirty bit is set</text:span></text:p>
                      </text:list-item>
                    </text:list>
                  </text:list-item>
                </text:list>
              </text:list-item>
            </text:list>
            <text:p text:style-name="P28"><text:span text:style-name="T15"/></text:p>
            <text:p text:style-name="P28"><text:span text:style-name="T1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1-19">01/1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rite through hardwar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rite through hardwar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1-19">01/1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16" draw:layer="layout" svg:width="5.672cm" svg:height="4.399cm" svg:x="2.718cm" svg:y="10.002cm">
          <text:p text:style-name="P15"><text:span text:style-name="T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6" draw:layer="layout" svg:width="5.672cm" svg:height="4.399cm" svg:x="18.919cm" svg:y="9.837cm">
          <text:p text:style-name="P15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draw:layer="layout" svg:width="5.672cm" svg:height="4.399cm" svg:x="10.72cm" svg:y="6.735cm">
          <text:p text:style-name="P15"><text:span text:style-name="T7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6" draw:layer="layout" svg:width="4.401cm" svg:height="1.618cm" svg:x="12.341cm" svg:y="15.133cm">
          <text:p text:style-name="P15"><text:span text:style-name="T7">Write-through 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3" draw:style-name="gr6" draw:text-style-name="P19" draw:layer="layout" svg:width="2.328cm" svg:height="3.265cm" svg:x="8.391cm" svg:y="8.92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6" draw:text-style-name="P19" draw:layer="layout" svg:width="3.948cm" svg:height="3.74cm" svg:x="8.391cm" svg:y="12.20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" draw:style-name="gr6" draw:text-style-name="P19" draw:layer="layout" svg:width="5.361cm" svg:height="0.901cm" svg:x="16.394cm" svg:y="8.935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19" draw:style-name="gr6" draw:text-style-name="P19" draw:layer="layout" svg:width="5.012cm" svg:height="1.704cm" svg:x="16.743cm" svg:y="14.238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rite-through buffer overflow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rite-through buffer overflo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1-19">01/1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16" draw:layer="layout" svg:width="2.969cm" svg:height="2.661cm" svg:x="1.39cm" svg:y="6.469cm">
          <text:p text:style-name="P15"><text:span text:style-name="T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6" draw:layer="layout" svg:width="5.672cm" svg:height="4.399cm" svg:x="19.42cm" svg:y="6.297cm">
          <text:p text:style-name="P15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draw:layer="layout" svg:width="3.661cm" svg:height="2.204cm" svg:x="8.678cm" svg:y="7.932cm">
          <text:p text:style-name="P15"><text:span text:style-name="T7">Cache L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6" draw:layer="layout" svg:width="4.781cm" svg:height="2.945cm" svg:x="9.493cm" svg:y="12.765cm">
          <text:p text:style-name="P15"><text:span text:style-name="T7">Write-through buffer (FIF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3" draw:style-name="gr6" draw:text-style-name="P19" draw:layer="layout" svg:width="4.317cm" svg:height="1.233cm" svg:x="4.36cm" svg:y="7.801cm">
          <text:p/>
          <draw:enhanced-geometry draw:mirror-horizontal="false" draw:mirror-vertical="false" svg:viewBox="0 0 0 0" draw:text-areas="0 0 ?f2 ?f3" draw:type="ooxml-bentConnector3" draw:modifiers="6905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6" draw:text-style-name="P19" draw:layer="layout" svg:width="5.131cm" svg:height="6.436cm" svg:x="4.36cm" svg:y="7.80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" draw:style-name="gr6" draw:text-style-name="P19" draw:layer="layout" svg:width="1.237cm" svg:height="0.536cm" svg:x="12.341cm" svg:y="8.49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9" draw:style-name="gr6" draw:text-style-name="P19" draw:layer="layout" svg:width="1.355cm" svg:height="3.58cm" svg:x="14.274cm" svg:y="10.656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14" draw:style-name="gr3" draw:text-style-name="P16" draw:layer="layout" svg:width="4.1cm" svg:height="4.318cm" svg:x="13.579cm" svg:y="6.338cm">
          <text:p text:style-name="P15"><text:span text:style-name="T7">Cache 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33" draw:style-name="gr6" draw:text-style-name="P19" draw:layer="layout" svg:width="1.739cm" svg:height="0.001cm" svg:x="17.68cm" svg:y="8.48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43" draw:style-name="gr5" draw:text-style-name="P18" draw:layer="layout" svg:width="6.849cm" svg:height="4.823cm" svg:x="0.57cm" svg:y="12.779cm">
          <text:p text:style-name="P17"><text:span text:style-name="T9">Problem</text:span><text:span text:style-name="T8">: If write frequency greater than word write time to memory than WTB becomes full </text:span></text:p>
          <text:p text:style-name="P1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5" draw:text-style-name="P18" draw:layer="layout" svg:width="8.419cm" svg:height="3.299cm" svg:x="16.894cm" svg:y="13.559cm">
          <text:p text:style-name="P17"><text:span text:style-name="T9">Remedy</text:span><text:span text:style-name="T8">: use 2 cache levels, as writing to L2 cache is faster than writing to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write miss policy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che write miss policy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What to do when line to write is not in cache</text:span></text:p>
              </text:list-item>
              <text:list-item>
                <text:p text:style-name="P12"><text:span text:style-name="T5">Write allocate policy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15">Transfer line to cache then write to it</text:span></text:p>
                  </text:list-item>
                </text:list>
              </text:list-item>
              <text:list-item>
                <text:p text:style-name="P12"><text:span text:style-name="T5">Write not-allocate</text:span></text:p>
                <text:list>
                  <text:list-item>
                    <text:p text:style-name="P27"><text:span text:style-name="T15">Write to main memory only</text:span></text:p>
                  </text:list-item>
                </text:list>
              </text:list-item>
              <text:list-item>
                <text:p text:style-name="P12"><text:span text:style-name="T5">Usual policy combination</text:span></text:p>
                <text:list>
                  <text:list-item>
                    <text:p text:style-name="P27"><text:span text:style-name="T15">Write-through and write not-allocate </text:span></text:p>
                  </text:list-item>
                  <text:list-item>
                    <text:p text:style-name="P27"><text:span text:style-name="T15">Write-back and write allocate</text:span></text:p>
                  </text:list-item>
                </text:list>
              </text:list-item>
            </text:list>
            <text:p text:style-name="P28"><text:span text:style-name="T1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1-19">01/19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01-19">01/19/20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4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01-19">01/19/20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4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338</meta:editing-cycles>
    <meta:creation-date>2014-07-21T10:31:21</meta:creation-date>
    <dc:date>2019-01-19T10:12:16.299292523</dc:date>
    <meta:editing-duration>P9DT21H55M13S</meta:editing-duration>
    <meta:generator>LibreOffice/6.0.6.2$Linux_X86_64 LibreOffice_project/00m0$Build-2</meta:generator>
    <meta:document-statistic meta:object-count="238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Template-Powerpoint-IST_1.thmx" xlink:href=""/>
  </office:meta>
</office:document-meta>
</file>